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973cm" fo:min-width="3.945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733cm" fo:min-width="3.945cm"/>
      <style:paragraph-properties style:writing-mode="lr-tb"/>
    </style:style>
    <style:style style:name="gr4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1.516cm" fo:min-width="3.945cm"/>
      <style:paragraph-properties style:writing-mode="lr-tb"/>
    </style:style>
    <style:style style:name="gr5" style:family="graphic" style:parent-style-name="standard">
      <style:graphic-properties draw:stroke="dash" draw:stroke-dash="Dot_20__28_Rounded_29_" svg:stroke-linecap="round" draw:fill="solid" draw:fill-color="#ffffff" draw:textarea-horizontal-align="justify" draw:textarea-vertical-align="middle" draw:auto-grow-height="false" fo:min-height="0.424cm" fo:min-width="0.174cm"/>
      <style:paragraph-properties style:writing-mode="lr-tb"/>
    </style:style>
    <style:style style:name="gr6" style:family="graphic" style:parent-style-name="objectwithoutfill">
      <style:graphic-properties draw:stroke="dash" draw:stroke-dash="Dot_20__28_Rounded_29_" svg:stroke-linecap="round" draw:fill="solid" draw:fill-color="#ffffff" draw:textarea-vertical-align="middle"/>
    </style:style>
    <style:style style:name="gr7" style:family="graphic">
      <style:graphic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445cm" svg:height="2.223cm" svg:x="6.08cm" svg:y="6.714cm">
          <text:p text:style-name="P1">Pi4DQPSK</text:p>
          <text:p text:style-name="P1">Demodulator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223cm" svg:x="17.51cm" svg:y="6.714cm">
          <text:p text:style-name="P1">Tetra Speech Decoder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4.445cm" svg:height="2.223cm" svg:x="11.795cm" svg:y="6.714cm">
          <text:p text:style-name="P1">Tetra Deco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7.825cm" svg:x2="11.795cm" svg:y2="7.825cm" draw:start-shape="id1" draw:start-glue-point="1" draw:end-shape="id2" draw:end-glue-point="3" svg:d="M10525 7825h1270" svg:viewBox="0 0 1271 1">
          <text:p/>
        </draw:connector>
        <draw:connector draw:style-name="gr2" draw:text-style-name="P1" draw:layer="layout" svg:x1="16.24cm" svg:y1="7.825cm" svg:x2="17.51cm" svg:y2="7.825cm" draw:start-shape="id2" draw:start-glue-point="1" draw:end-shape="id3" draw:end-glue-point="3" svg:d="M16240 7825h1270" svg:viewBox="0 0 1271 1">
          <text:p/>
        </draw:connector>
        <draw:custom-shape draw:style-name="gr3" draw:text-style-name="P2" xml:id="id4" draw:id="id4" draw:layer="layout" svg:width="4.445cm" svg:height="1.983cm" svg:x="0.421cm" svg:y="6.837cm">
          <text:p text:style-name="P1">Signal Source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66cm" svg:y1="7.828cm" svg:x2="6.08cm" svg:y2="7.825cm" draw:start-shape="id4" draw:start-glue-point="1" draw:end-shape="id1" draw:end-glue-point="3" svg:d="M4866 7828h606v-3h608" svg:viewBox="0 0 1215 4">
          <text:p/>
        </draw:connector>
        <draw:custom-shape draw:style-name="gr4" draw:text-style-name="P2" xml:id="id5" draw:id="id5" draw:layer="layout" svg:width="4.445cm" svg:height="1.766cm" svg:x="23.542cm" svg:y="6.932cm">
          <text:p text:style-name="P1">Audio Sin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955cm" svg:y1="7.825cm" svg:x2="23.542cm" svg:y2="7.815cm" draw:start-shape="id3" draw:start-glue-point="1" draw:end-shape="id5" draw:end-glue-point="3" svg:d="M21955 7825h793v-10h794" svg:viewBox="0 0 1588 11">
          <text:p/>
        </draw:connector>
        <draw:custom-shape draw:style-name="gr5" draw:text-style-name="P4" draw:layer="layout" svg:width="0.952cm" svg:height="0.952cm" svg:x="5.01cm" svg:y="4.81cm">
          <text:p text:style-name="P3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5.445cm" svg:y1="8.937cm" svg:x2="5.445cm" svg:y2="5.762cm">
          <text:p/>
        </draw:line>
        <draw:g draw:style-name="gr7">
          <draw:custom-shape draw:style-name="gr5" draw:text-style-name="P4" draw:layer="layout" svg:width="0.952cm" svg:height="0.952cm" svg:x="10.725cm" svg:y="4.793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1.16cm" svg:y1="8.92cm" svg:x2="11.16cm" svg:y2="5.745cm">
            <text:p/>
          </draw:line>
        </draw:g>
        <draw:g draw:style-name="gr7">
          <draw:custom-shape draw:style-name="gr5" draw:text-style-name="P4" draw:layer="layout" svg:width="0.952cm" svg:height="0.952cm" svg:x="16.426cm" svg:y="4.794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6.861cm" svg:y1="8.921cm" svg:x2="16.861cm" svg:y2="5.746cm">
            <text:p/>
          </draw:line>
        </draw:g>
        <draw:g draw:style-name="gr7">
          <draw:custom-shape draw:style-name="gr5" draw:text-style-name="P4" draw:layer="layout" svg:width="0.952cm" svg:height="0.952cm" svg:x="22.326cm" svg:y="4.794cm">
            <text:p text:style-name="P3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2.761cm" svg:y1="8.921cm" svg:x2="22.761cm" svg:y2="5.746cm">
            <text:p/>
          </draw:line>
        </draw:g>
        <draw:custom-shape draw:style-name="gr1" draw:text-style-name="P2" xml:id="id6" draw:id="id6" draw:layer="layout" svg:width="4.445cm" svg:height="2.223cm" svg:x="16.77cm" svg:y="12.429cm">
          <text:p text:style-name="P1">Tetra Speech Deco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3.7cm" svg:y1="13.54cm" svg:x2="16.77cm" svg:y2="13.54cm" draw:end-shape="id6" draw:end-glue-point="3" svg:d="M13700 13540h3070" svg:viewBox="0 0 3071 1">
          <text:p/>
        </draw:connector>
        <draw:custom-shape draw:style-name="gr4" draw:text-style-name="P2" xml:id="id7" draw:id="id7" draw:layer="layout" svg:width="4.445cm" svg:height="1.766cm" svg:x="22.802cm" svg:y="12.647cm">
          <text:p text:style-name="P1">Audio Sin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1.215cm" svg:y1="13.54cm" svg:x2="22.802cm" svg:y2="13.53cm" draw:start-shape="id6" draw:start-glue-point="1" draw:end-shape="id7" draw:end-glue-point="3" svg:d="M21215 13540h793v-10h794" svg:viewBox="0 0 1588 11">
          <text:p/>
        </draw:connector>
        <draw:g draw:style-name="gr7">
          <draw:custom-shape draw:style-name="gr5" draw:text-style-name="P4" draw:layer="layout" svg:width="0.952cm" svg:height="0.952cm" svg:x="15.486cm" svg:y="10.509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5.921cm" svg:y1="14.636cm" svg:x2="15.921cm" svg:y2="11.461cm">
            <text:p/>
          </draw:line>
        </draw:g>
        <draw:g draw:style-name="gr7">
          <draw:custom-shape draw:style-name="gr5" draw:text-style-name="P4" draw:layer="layout" svg:width="0.952cm" svg:height="0.952cm" svg:x="21.586cm" svg:y="10.509cm">
            <text:p text:style-name="P3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22.021cm" svg:y1="14.636cm" svg:x2="22.021cm" svg:y2="11.461cm">
            <text:p/>
          </draw:line>
        </draw:g>
        <draw:custom-shape draw:style-name="gr1" draw:text-style-name="P2" xml:id="id8" draw:id="id8" draw:layer="layout" svg:width="4.445cm" svg:height="2.223cm" svg:x="9.297cm" svg:y="12.387cm">
          <text:p text:style-name="P1">Tetra Speech Encoder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027cm" svg:y1="13.498cm" svg:x2="9.297cm" svg:y2="13.498cm" draw:end-shape="id8" draw:end-glue-point="3" svg:d="M8027 13498h1270" svg:viewBox="0 0 1271 1">
          <text:p/>
        </draw:connector>
        <draw:custom-shape draw:style-name="gr4" draw:text-style-name="P2" draw:layer="layout" svg:width="4.445cm" svg:height="1.766cm" svg:x="3.529cm" svg:y="12.605cm">
          <text:p text:style-name="P1">Audio Source</text:p>
          <draw:enhanced-geometry svg:viewBox="0 0 21600 21600" draw:mirror-horizontal="false" draw:mirror-vertical="false" draw:type="rectangle" draw:enhanced-path="M 0 0 L 21600 0 21600 21600 0 21600 0 0 Z N"/>
        </draw:custom-shape>
        <draw:g draw:style-name="gr7">
          <draw:custom-shape draw:style-name="gr5" draw:text-style-name="P4" draw:layer="layout" svg:width="0.952cm" svg:height="0.952cm" svg:x="8.213cm" svg:y="10.467cm">
            <text:p text:style-name="P3"><text:span text:style-name="T1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8.648cm" svg:y1="14.594cm" svg:x2="8.648cm" svg:y2="11.419cm">
            <text:p/>
          </draw:line>
        </draw:g>
        <draw:g draw:style-name="gr7">
          <draw:custom-shape draw:style-name="gr5" draw:text-style-name="P4" draw:layer="layout" svg:width="0.952cm" svg:height="0.952cm" svg:x="14.113cm" svg:y="10.467cm">
            <text:p text:style-name="P3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" draw:text-style-name="P5" draw:layer="layout" svg:x1="14.548cm" svg:y1="14.594cm" svg:x2="14.548cm" svg:y2="11.419cm">
            <text:p/>
          </draw:line>
        </draw:g>
        <draw:line draw:style-name="gr8" draw:text-style-name="P6" draw:layer="layout" svg:x1="15.287cm" svg:y1="12.847cm" svg:x2="14.97cm" svg:y2="14.117cm">
          <text:p/>
        </draw:line>
        <draw:line draw:style-name="gr8" draw:text-style-name="P6" draw:layer="layout" svg:x1="15.688cm" svg:y1="12.747cm" svg:x2="15.371cm" svg:y2="14.01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21T13:27:53.598000000</meta:creation-date>
    <dc:date>2024-10-21T14:10:41.948000000</dc:date>
    <meta:editing-duration>PT42M49S</meta:editing-duration>
    <meta:editing-cycles>2</meta:editing-cycles>
    <meta:generator>LibreOffice/7.5.4.2$Windows_X86_64 LibreOffice_project/36ccfdc35048b057fd9854c757a8b67ec53977b6</meta:generator>
    <meta:document-statistic meta:object-count="41"/>
  </office:meta>
</office:document-meta>
</file>